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dent.setSchool( School sch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ool.setStudent( Student stu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79.test_for_issue_1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udent.getSch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ool.getStu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